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9AE1E43304.png" manifest:media-type="image/png"/>
  <manifest:file-entry manifest:full-path="Pictures/100000010000013D00000136F541468A.png" manifest:media-type="image/png"/>
  <manifest:file-entry manifest:full-path="Pictures/10000001000002D700000108194337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-title">
      <style:graphic-properties fo:min-height="1.8cm" loext:decorative="false"/>
      <style:paragraph-properties style:writing-mode="lr-tb"/>
    </style:style>
    <style:style style:name="pr10" style:family="presentation" style:parent-style-name="One_20_Column-outline1">
      <style:graphic-properties fo:min-height="9.135cm" loext:decorative="false"/>
      <style:paragraph-properties style:writing-mode="lr-tb"/>
    </style:style>
    <style:style style:name="pr11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3.473cm" svg:x="1.035cm" svg:y="8.255cm" presentation:class="title" presentation:user-transformed="true">
          <draw:text-box>
            <text:p xml:id="id2" text:id="id2"><text:span text:style-name="T1">PawnHub szoftver 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 xml:id="id3" text:id="id3"><text:span text:style-name="T1">Készítette</text:span>: Mikó Bálint, Benyeda Gábor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xml:id="id5" text:id="id5"><text:span text:style-name="T1">A probléma és a megoldása</text:span>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 xml:id="id6" text:id="id6"><text:span text:style-name="T1">Nem</text:span> volt <text:span text:style-name="T1">zálogházaknak</text:span> <text:span text:style-name="T1">menedzsmentben</text:span> <text:span text:style-name="T1">segítő</text:span> <text:span text:style-name="T1">illetve</text:span> <text:s/><text:span text:style-name="T1">zálogházakat</text:span> <text:span text:style-name="T1">ügyfelekkel</text:span> <text:span text:style-name="T1">centrikusan</text:span> <text:span text:style-name="T1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xml:id="id7" text:id="id7"><text:span text:style-name="T1">PawnHub</text:span></text:p>
              </text:list-item>
              <text:list-item>
                <text:p xml:id="id8" text:id="id8"><text:span text:style-name="T1">Standardizált platform</text:span></text:p>
              </text:list-item>
              <text:list-item>
                <text:p xml:id="id9" text:id="id9"><text:span text:style-name="T1">Külömböző funkciók az ügyféli és zálogházi fiókok számár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 xml:id="id10" draw:id="id1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xml:id="id11" text:id="id11"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Felhasználói profil</text:p>
                <text:list>
                  <text:list-item>
                    <text:p xml:id="id13" text:id="id13"><text:span text:style-name="T1">Zálogház</text:span> <text:span text:style-name="T1">vagy</text:span> <text:span text:style-name="T1">ügyfél</text:span></text:p>
                  </text:list-item>
                </text:list>
              </text:list-item>
              <text:list-item>
                <text:p xml:id="id14" text:id="id14"><text:span text:style-name="T1">Automatikus</text:span> <text:span text:style-name="T1">lejáratú</text:span> <text:span text:style-name="T1">zálogkölcsönök</text:span></text:p>
              </text:list-item>
              <text:list-item>
                <text:p xml:id="id15" text:id="id15"><text:span text:style-name="T1">Keresés</text:span></text:p>
                <text:list>
                  <text:list-item>
                    <text:p xml:id="id16" text:id="id16"><text:span text:style-name="T1">Termékek</text:span>, <text:span text:style-name="T1">hitelek</text:span> <text:span text:style-name="T1">és</text:span> <text:span text:style-name="T1">ügyfelek</text:span> <text:span text:style-name="T1">közt</text:span> i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 xml:id="id17" draw:id="id1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18" text:id="id18">A program</text:p>
          </draw:text-box>
        </draw:frame>
        <draw:frame presentation:style-name="pr10" draw:layer="layout" svg:width="12.297cm" svg:height="9.134cm" svg:x="1.673cm" svg:y="3.81cm" presentation:class="outline" presentation:user-transformed="true">
          <draw:text-box>
            <text:list text:style-name="L3">
              <text:list-item>
                <text:p xml:id="id19" text:id="id19">Backend:</text:p>
                <text:list>
                  <text:list-item>
                    <text:p xml:id="id20" text:id="id20">Laravel</text:p>
                    <text:list>
                      <text:list-item>
                        <text:p xml:id="id21" text:id="id21">Sanctum</text:p>
                      </text:list-item>
                    </text:list>
                  </text:list-item>
                  <text:list-item>
                    <text:p xml:id="id22" text:id="id22">Adatbázis:</text:p>
                    <text:list>
                      <text:list-item>
                        <text:p xml:id="id23" text:id="id23">My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24" text:id="id24">Frontend:</text:p>
                <text:list>
                  <text:list-item>
                    <text:p xml:id="id25" text:id="id25">Svelte</text:p>
                    <text:list>
                      <text:list-item>
                        <text:p xml:id="id26" text:id="id26">Sveltek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 xml:id="id27" draw:id="id2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28" text:id="id28">A backend</text:p>
          </draw:text-box>
        </draw:frame>
        <draw:frame presentation:style-name="pr10" draw:layer="layout" svg:width="25.199cm" svg:height="9.134cm" svg:x="1.471cm" svg:y="3.81cm" presentation:class="outline" presentation:user-transformed="true">
          <draw:text-box>
            <text:list text:style-name="L3">
              <text:list-item>
                <text:p xml:id="id29" text:id="id29">Laravel</text:p>
                <text:list>
                  <text:list-item>
                    <text:p xml:id="id30" text:id="id30">Sanctum</text:p>
                    <text:list>
                      <text:list-item>
                        <text:p xml:id="id31" text:id="id31">Autentikáció</text:p>
                        <text:list>
                          <text:list-item>
                            <text:p xml:id="id32" text:id="id32">middleware</text:p>
                          </text:list-item>
                        </text:list>
                      </text:list-item>
                    </text:list>
                  </text:list-item>
                  <text:list-item>
                    <text:p xml:id="id33" text:id="id33">API</text:p>
                  </text:list-item>
                </text:list>
              </text:list-item>
            </text:list>
          </draw:text-box>
        </draw:frame>
        <draw:frame draw:style-name="gr3" draw:text-style-name="P6" xml:id="id34" draw:id="id34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3" draw:text-style-name="P6" xml:id="id35" draw:id="id35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xml:id="id36" draw:id="id36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 xml:id="id37" draw:id="id3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38" text:id="id38">Modellek</text:p>
          </draw:text-box>
        </draw:frame>
        <draw:frame presentation:style-name="pr10" draw:layer="layout" svg:width="25.199cm" svg:height="9.134cm" svg:x="1.4cm" svg:y="3.685cm" presentation:class="outline" presentation:placeholder="true" presentation:user-transformed="true">
          <draw:text-box/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 xml:id="id39" draw:id="id39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40" text:id="id40">Kontrollerek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39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1H37M</meta:editing-duration>
    <meta:editing-cycles>9</meta:editing-cycles>
    <meta:generator>LibreOffice/24.8.5.2$Windows_x86 LibreOffice_project/fddf2685c70b461e7832239a0162a77216259f22</meta:generator>
    <dc:title>Portfolio</dc:title>
    <dc:date>2025-04-07T10:21:31.469000000</dc:date>
    <meta:document-statistic meta:object-count="90"/>
  </office:meta>
</office:document-meta>
</file>